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9d0b" officeooo:paragraph-rsid="00019d0b"/>
    </style:style>
    <style:style style:name="P2" style:family="paragraph" style:parent-style-name="Standard">
      <style:text-properties fo:font-weight="bold" officeooo:rsid="00019d0b" officeooo:paragraph-rsid="00019d0b" style:font-weight-asian="bold" style:font-weight-complex="bold"/>
    </style:style>
    <style:style style:name="P3" style:family="paragraph" style:parent-style-name="Standard">
      <style:text-properties fo:language="es" fo:country="AR" officeooo:rsid="00019d0b" officeooo:paragraph-rsid="00019d0b"/>
    </style:style>
    <style:style style:name="P4" style:family="paragraph" style:parent-style-name="Standard">
      <style:text-properties fo:language="es" fo:country="AR" officeooo:rsid="000257c0" officeooo:paragraph-rsid="000257c0"/>
    </style:style>
    <style:style style:name="P5" style:family="paragraph" style:parent-style-name="Standard">
      <style:text-properties fo:language="es" fo:country="AR" officeooo:rsid="0003fafe" officeooo:paragraph-rsid="0003fafe"/>
    </style:style>
    <style:style style:name="P6" style:family="paragraph" style:parent-style-name="Standard">
      <style:text-properties fo:language="es" fo:country="AR" officeooo:rsid="000587f7" officeooo:paragraph-rsid="000587f7"/>
    </style:style>
    <style:style style:name="P7" style:family="paragraph" style:parent-style-name="Standard">
      <style:text-properties fo:language="es" fo:country="AR" fo:font-weight="bold" officeooo:rsid="000587f7" officeooo:paragraph-rsid="000587f7" style:font-weight-asian="bold" style:font-weight-complex="bold"/>
    </style:style>
    <style:style style:name="P8" style:family="paragraph" style:parent-style-name="Standard">
      <style:text-properties fo:language="es" fo:country="AR" officeooo:rsid="0006ac9c" officeooo:paragraph-rsid="0006ac9c"/>
    </style:style>
    <style:style style:name="P9" style:family="paragraph" style:parent-style-name="Standard">
      <style:text-properties fo:language="es" fo:country="AR" officeooo:rsid="0008a283" officeooo:paragraph-rsid="0008a283"/>
    </style:style>
    <style:style style:name="P10" style:family="paragraph" style:parent-style-name="Standard">
      <style:text-properties fo:language="es" fo:country="AR" officeooo:rsid="0006ac9c" officeooo:paragraph-rsid="0008a283"/>
    </style:style>
    <style:style style:name="P11" style:family="paragraph" style:parent-style-name="Standard">
      <style:text-properties fo:font-weight="bold" officeooo:rsid="00019d0b" officeooo:paragraph-rsid="000bded4" style:font-weight-asian="bold" style:font-weight-complex="bold"/>
    </style:style>
    <style:style style:name="P12" style:family="paragraph" style:parent-style-name="Standard">
      <style:text-properties fo:language="es" fo:country="AR" fo:font-weight="normal" officeooo:rsid="000cf7e2" officeooo:paragraph-rsid="000cf7e2" style:font-weight-asian="normal" style:font-weight-complex="normal"/>
    </style:style>
    <style:style style:name="P13" style:family="paragraph" style:parent-style-name="Standard">
      <style:text-properties fo:font-weight="normal" officeooo:rsid="00019d0b" officeooo:paragraph-rsid="000bded4" style:font-weight-asian="normal" style:font-weight-complex="normal"/>
    </style:style>
    <style:style style:name="P14" style:family="paragraph" style:parent-style-name="Standard">
      <style:text-properties fo:language="es" fo:country="AR" fo:font-weight="normal" officeooo:rsid="000cf7e2" officeooo:paragraph-rsid="000bded4" style:font-weight-asian="normal" style:font-weight-complex="normal"/>
    </style:style>
    <style:style style:name="P15" style:family="paragraph" style:parent-style-name="Standard">
      <style:text-properties fo:language="es" fo:country="AR" fo:font-weight="normal" officeooo:rsid="000e9e4a" officeooo:paragraph-rsid="000e9e4a" style:font-weight-asian="normal" style:font-weight-complex="normal"/>
    </style:style>
    <style:style style:name="P16" style:family="paragraph" style:parent-style-name="Standard">
      <style:text-properties fo:font-weight="bold" officeooo:rsid="00117143" officeooo:paragraph-rsid="00117143" style:font-weight-asian="bold" style:font-weight-complex="bold"/>
    </style:style>
    <style:style style:name="P17" style:family="paragraph" style:parent-style-name="Standard">
      <style:text-properties fo:font-weight="normal" officeooo:rsid="0010020f" officeooo:paragraph-rsid="0010020f" style:font-weight-asian="normal" style:font-weight-complex="normal"/>
    </style:style>
    <style:style style:name="P18" style:family="paragraph" style:parent-style-name="Standard">
      <style:text-properties fo:font-style="italic" fo:font-weight="normal" officeooo:rsid="0010020f" officeooo:paragraph-rsid="0010020f" style:font-style-asian="italic" style:font-weight-asian="normal" style:font-style-complex="italic" style:font-weight-complex="normal"/>
    </style:style>
    <style:style style:name="P19" style:family="paragraph" style:parent-style-name="Standard">
      <style:text-properties fo:font-weight="normal" officeooo:rsid="0010020f" officeooo:paragraph-rsid="00117143" style:font-weight-asian="normal" style:font-weight-complex="normal"/>
    </style:style>
    <style:style style:name="P20" style:family="paragraph" style:parent-style-name="Standard">
      <style:text-properties fo:font-weight="normal" officeooo:rsid="00117143" officeooo:paragraph-rsid="00117143" style:font-weight-asian="normal" style:font-weight-complex="normal"/>
    </style:style>
    <style:style style:name="P21" style:family="paragraph" style:parent-style-name="Standard">
      <style:text-properties fo:font-weight="normal" officeooo:rsid="0012aeb2" officeooo:paragraph-rsid="0012aeb2" style:font-weight-asian="normal" style:font-weight-complex="normal"/>
    </style:style>
    <style:style style:name="T1" style:family="text">
      <style:text-properties fo:language="es" fo:country="AR"/>
    </style:style>
    <style:style style:name="T2" style:family="text">
      <style:text-properties officeooo:rsid="0003fafe"/>
    </style:style>
    <style:style style:name="T3" style:family="text">
      <style:text-properties officeooo:rsid="0008a283"/>
    </style:style>
    <style:style style:name="T4" style:family="text">
      <style:text-properties fo:language="es" fo:country="AR" officeooo:rsid="000cf7e2"/>
    </style:style>
    <style:style style:name="T5" style:family="text">
      <style:text-properties officeooo:rsid="0010020f"/>
    </style:style>
    <style:style style:name="T6" style:family="text">
      <style:text-properties officeooo:rsid="001171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BLISHING THE APPLICATION</text:p>
      <text:p text:style-name="P1"/>
      <text:p text:style-name="P2">1. Prepare the app for publication</text:p>
      <text:p text:style-name="P2">2. What to consider before publishing</text:p>
      <text:p text:style-name="P2">3. Switching Dbs</text:p>
      <text:p text:style-name="P2">4. Serving static content from the API Server</text:p>
      <text:p text:style-name="P2">5. Publishing to Azure</text:p>
      <text:p text:style-name="P2">6. Continuous Integration with Azure</text:p>
      <text:p text:style-name="P2"/>
      <text:p text:style-name="P2">1. Prepare the app for publication</text:p>
      <text:p text:style-name="P2"/>
      <text:p text:style-name="P1">remove fake delay from loading.interceptor.ts </text:p>
      <text:p text:style-name="P1"/>
      <text:p text:style-name="P1">return next(req).pipe(</text:p>
      <text:p text:style-name="P1"><text:s text:c="3"/>(environment.production ? Identity : delay(<text:span text:style-name="T1">1000</text:span>),</text:p>
      <text:p text:style-name="P1"><text:s text:c="3"/>finalize(() =&gt; <text:span text:style-name="T1">{</text:span></text:p>
      <text:p text:style-name="P3"><text:s text:c="6"/>busyService.idle()<text:line-break/> <text:s text:c="2"/>})</text:p>
      <text:p text:style-name="P3"><text:s text:c="2"/>)</text:p>
      <text:p text:style-name="P3">};</text:p>
      <text:p text:style-name="P3"/>
      <text:p text:style-name="P4">2. In angular .json</text:p>
      <text:p text:style-name="P4"/>
      <text:p text:style-name="P4">projects – client – architect – build – options</text:p>
      <text:p text:style-name="P4"/>
      <text:p text:style-name="P4">“outputPath” : {</text:p>
      <text:p text:style-name="P4"><text:s text:c="2"/>“base”: “../API/wwwroot”,</text:p>
      <text:p text:style-name="P4"><text:s text:c="2"/>“browser”: “”</text:p>
      <text:p text:style-name="P4">},</text:p>
      <text:p text:style-name="P4"/>
      <text:p text:style-name="P4">When we build the Angular application, it will output into our api server in the wwwroot directory</text:p>
      <text:p text:style-name="P4"/>
      <text:p text:style-name="P4">3. Program.cs add UseDefaultFiles and UseStaticFiles immediately after UseAuthorization</text:p>
      <text:p text:style-name="P4"/>
      <text:p text:style-name="P4">app.UseAuthenitcation();<text:line-break/>app.UseAuthorization();<text:line-break/>app.UseDefaultFiles();</text:p>
      <text:p text:style-name="P4">app.UseStaticFiles();</text:p>
      <text:p text:style-name="P4"/>
      <text:p text:style-name="P4">4. ng build</text:p>
      <text:p text:style-name="P4">will optimize our build</text:p>
      <text:p text:style-name="P4"/>
      <text:p text:style-name="P4">will throw errors</text:p>
      <text:p text:style-name="P4"/>
      <text:p text:style-name="P4">So let’s update package.json dependencies</text:p>
      <text:p text:style-name="P4"/>
      <text:p text:style-name="P4">“@microsoft/signalr”: “7.0.14”<text:line-break/></text:p>
      <text:p text:style-name="P4">npm install</text:p>
      <text:p text:style-name="P4"><text:soft-page-break/></text:p>
      <text:p text:style-name="P4">in agular.json projects – client – architect – configuration – production – budgets</text:p>
      <text:p text:style-name="P4"/>
      <text:p text:style-name="P4">“budgets”: [</text:p>
      <text:p text:style-name="P4"><text:s text:c="3"/>{</text:p>
      <text:p text:style-name="P4"><text:s text:c="6"/>“type”: “initial”,</text:p>
      <text:p text:style-name="P4"><text:s text:c="6"/>“maximumWarning”: “1.5mb”,</text:p>
      <text:p text:style-name="P4"><text:s text:c="6"/>“maximumError”: “2mb”</text:p>
      <text:p text:style-name="P4"><text:s text:c="3"/>}</text:p>
      <text:p text:style-name="P4"/>
      <text:p text:style-name="P4">add on same level as budgets, <text:span text:style-name="T2">right before “outputHashing”</text:span></text:p>
      <text:p text:style-name="P4"/>
      <text:p text:style-name="P4"/>
      <text:p text:style-name="P4">“optimization”: <text:span text:style-name="T2">{</text:span></text:p>
      <text:p text:style-name="P4"><text:s text:c="3"/>“<text:span text:style-name="T2">styles”: {</text:span></text:p>
      <text:p text:style-name="P4"><text:s text:c="7"/>“<text:span text:style-name="T2">inlineCritical”: false</text:span></text:p>
      <text:p text:style-name="P5"><text:s text:c="6"/>}</text:p>
      <text:p text:style-name="P5"><text:s text:c="4"/>}</text:p>
      <text:p text:style-name="P5"/>
      <text:p text:style-name="P5">ngbuild</text:p>
      <text:p text:style-name="P5"/>
      <text:p text:style-name="P5">This will output the build files into the wwwroot in the API is now the Angular Application</text:p>
      <text:p text:style-name="P5">Files are minified and not for human use.</text:p>
      <text:p text:style-name="P5"/>
      <text:p text:style-name="P5">dotnet run</text:p>
      <text:p text:style-name="P5"/>
      <text:p text:style-name="P5">now we can access the angular application via the .NET server</text:p>
      <text:p text:style-name="P5">localhost:5001/members</text:p>
      <text:p text:style-name="P5"/>
      <text:p text:style-name="P5">We do not have angular routing when we refresh the page. To solve this we need to add a controller to the API</text:p>
      <text:p text:style-name="P5"/>
      <text:p text:style-name="P5">Add a new Controller</text:p>
      <text:p text:style-name="P5"/>
      <text:p text:style-name="P5">FallbackController.cs</text:p>
      <text:p text:style-name="P5"/>
      <text:p text:style-name="P5">namespace API.Controllers;</text:p>
      <text:p text:style-name="P5"/>
      <text:p text:style-name="P5">public class FallbackController: Controller {</text:p>
      <text:p text:style-name="P5"><text:tab/>public ActionResult Index()</text:p>
      <text:p text:style-name="P5"><text:s text:c="12"/>{</text:p>
      <text:p text:style-name="P5"><text:s text:c="17"/>return PhysicalFile(Path.Combine(Directory.GetCurrentDirectory(), </text:p>
      <text:p text:style-name="P5"><text:tab/><text:tab/>“wwwroot”, “index.html”), “text/HTML”);</text:p>
      <text:p text:style-name="P5"><text:tab/>}</text:p>
      <text:p text:style-name="P5">}</text:p>
      <text:p text:style-name="P5"/>
      <text:p text:style-name="P5">In Program.cs</text:p>
      <text:p text:style-name="P5"/>
      <text:p text:style-name="P5">app.MapHub&lt;MessageHub&gt;(“hubs/message”);</text:p>
      <text:p text:style-name="P5"><text:soft-page-break/>app.MapFallbackToController(“Index”, “Fallback”);</text:p>
      <text:p text:style-name="P5"/>
      <text:p text:style-name="P5">dotnet run</text:p>
      <text:p text:style-name="P5"/>
      <text:p text:style-name="P5">Now we can refresh the page and we’ll get taken to the correct location.</text:p>
      <text:p text:style-name="P5">Because we’ve told our API server, for any route you don’t know about, fall back to Index.HTML, which passes the routing responsibility to Angular</text:p>
      <text:p text:style-name="P5"/>
      <text:p text:style-name="P5"/>
      <text:p text:style-name="P6">NOW OUR APP IS RUNNING ON PRODUCTION MODE – this means its much faster</text:p>
      <text:p text:style-name="P6"/>
      <text:p text:style-name="P7">3. Switching from SQLite to SQLServer</text:p>
      <text:p text:style-name="P7"/>
      <text:p text:style-name="P8">Install in Nuget</text:p>
      <text:p text:style-name="P8">Microsoft.EntityFrameworkCore.SqlServer latest version of the 8 version (since we are using .NET 8)<text:line-break/></text:p>
      <text:p text:style-name="P8">dotnet ef database drop // remove sqllite db</text:p>
      <text:p text:style-name="P8"/>
      <text:p text:style-name="P8">Next update the connection string in appsettings.Development.json</text:p>
      <text:p text:style-name="P8"/>
      <text:p text:style-name="P8">“ConnectionStrings”: {</text:p>
      <text:p text:style-name="P8"><text:s text:c="3"/>“DefaultConnection”: “Server=localhost,1433;Database=DatingDB;User Id=SA;<text:a xlink:type="simple" xlink:href="mailto:Password%3DPassword@1" text:style-name="Internet_20_link" text:visited-style-name="Visited_20_Internet_20_Link">Password=Password@1</text:a>”</text:p>
      <text:p text:style-name="P8">}</text:p>
      <text:p text:style-name="P8"/>
      <text:p text:style-name="P8">Now go to ApplicationServiceExtensions.cs</text:p>
      <text:p text:style-name="P8"/>
      <text:p text:style-name="P8">services.AddDbContext&lt;DataContext&gt;(opt =&gt;</text:p>
      <text:p text:style-name="P8">{</text:p>
      <text:p text:style-name="P8"><text:s text:c="6"/>opt.UseSqlServer(config.GetConnectionString(“DefaultConnection”));</text:p>
      <text:p text:style-name="P8">});</text:p>
      <text:p text:style-name="P8"/>
      <text:p text:style-name="P8">Now go to DataContext.cs</text:p>
      <text:p text:style-name="P8"/>
      <text:p text:style-name="P8">Because SQL server does not accept “Cascade” on a a duplicate self reference Entity we need to change the code on the second UserLike entity in the line</text:p>
      <text:p text:style-name="P8"/>
      <text:p text:style-name="P8">OnDelete(DeleteBehavior.NoAction);</text:p>
      <text:p text:style-name="P8"/>
      <text:p text:style-name="P8">Additionally we need to delete the Migrations Folder with all the migrations (which if you need to see them are in github). We need to delete these migrations because the migrations incorporate annotations that are specific to SQLlite, and since we are moving to SQL Server they will cause problems.</text:p>
      <text:p text:style-name="P8"/>
      <text:p text:style-name="P8">Inside the API folder we say</text:p>
      <text:p text:style-name="P8"/>
      <text:p text:style-name="P8">dotnet ef migrations add SqlInitial -o Data/Migrations</text:p>
      <text:p text:style-name="P8"/>
      <text:p text:style-name="P8">This will give us a migration based on all of our code, this time with sqlserver annotations</text:p>
      <text:p text:style-name="P8"/>
      <text:p text:style-name="P9"><text:soft-page-break/>Go to AppSettings.Development.json</text:p>
      <text:p text:style-name="P9"/>
      <text:p text:style-name="P10">“ConnectionStrings”: {</text:p>
      <text:p text:style-name="P10"><text:s text:c="3"/>“DefaultConnection”: “Server=localhost,1433;Database=DatingDB;User Id=SA;<text:a xlink:type="simple" xlink:href="mailto:Password%3DPassword@1" text:style-name="Internet_20_link" text:visited-style-name="Visited_20_Internet_20_Link">Password=Password@1</text:a>;<text:span text:style-name="T3">TrustServerCertificate=True</text:span>”</text:p>
      <text:p text:style-name="P10">}</text:p>
      <text:p text:style-name="P10"/>
      <text:p text:style-name="P10"/>
      <text:p text:style-name="P9">dotnet run</text:p>
      <text:p text:style-name="P9"/>
      <text:p text:style-name="P9">Install the SQLServer (Mssql) Extension</text:p>
      <text:p text:style-name="P9">Allows us to add a connection</text:p>
      <text:p text:style-name="P9"><text:tab/>&gt;Server: localhost</text:p>
      <text:p text:style-name="P9"><text:tab/>&gt;Database: (no database selected)</text:p>
      <text:p text:style-name="P9"><text:tab/>&gt; SQLLogin</text:p>
      <text:p text:style-name="P9"><text:tab/>&gt; Username: SA</text:p>
      <text:p text:style-name="P9"><text:tab/>&gt; Password: Password@1</text:p>
      <text:p text:style-name="P9"><text:tab/>&gt; Save the Password</text:p>
      <text:p text:style-name="P9"><text:tab/>&gt; Profile name: (no profile name selected)</text:p>
      <text:p text:style-name="P9"><text:tab/>&gt; Enable Trust Server Certificate</text:p>
      <text:p text:style-name="P9"/>
      <text:p text:style-name="P11">5. Publishing to Azure</text:p>
      <text:p text:style-name="P11"/>
      <text:p text:style-name="P12">Sign up for Azure</text:p>
      <text:p text:style-name="P12">1. Install Azure App Service Extension into VS Code</text:p>
      <text:p text:style-name="P12">Sign in</text:p>
      <text:p text:style-name="P12">Go to Azure Portal – Go to Azure Services – Create Web App</text:p>
      <text:p text:style-name="P12"><text:tab/>Set up a resource group, and instance, runtime stack (.NET 8), OS select Windows </text:p>
      <text:p text:style-name="P12"><text:tab/>Region: Closest to you, Review and Create<text:tab/></text:p>
      <text:p text:style-name="P13"><text:tab/><text:span text:style-name="T4">Verify information</text:span></text:p>
      <text:p text:style-name="P14"><text:tab/>Create (this will initialize a deployment)</text:p>
      <text:p text:style-name="P12">Your deployment is complete &gt; Go to Resource to find the link</text:p>
      <text:p text:style-name="P12"/>
      <text:p text:style-name="P12">Go back to VS Code terminal</text:p>
      <text:p text:style-name="P12">Create a Published Version of the Application: inside the API folder</text:p>
      <text:p text:style-name="P12">dotnet publish -c Release -o ./bin/Publish</text:p>
      <text:p text:style-name="P12">This creates a published version of the app inside API/bin/Publish… all of the aplication is here</text:p>
      <text:p text:style-name="P12">Right click on Publish and select Deploy to Web App</text:p>
      <text:p text:style-name="P12">Select the App you created in the search box on top</text:p>
      <text:p text:style-name="P12">Deploys the app to Azure</text:p>
      <text:p text:style-name="P12"/>
      <text:p text:style-name="P15">Now the resource link links to the App… but we still need to take care of the DB set it up.</text:p>
      <text:p text:style-name="P15"/>
      <text:p text:style-name="P15">Azure Portal &gt; Sql Databases &gt; Create SQL Database</text:p>
      <text:p text:style-name="P15"><text:tab/>Use the free version , Select Resource Group you created earlier, Name the DB,</text:p>
      <text:p text:style-name="P15"><text:tab/>Create a New Server, Give it a Name, Select the same location where the app is,</text:p>
      <text:p text:style-name="P15"><text:tab/>Authentication method: SQL Authentication, Set up server admin login username and password</text:p>
      <text:p text:style-name="P15"><text:tab/>Click OK to create DB Server</text:p>
      <text:p text:style-name="P15"/>
      <text:p text:style-name="P15"><text:soft-page-break/>Create the SQL Database</text:p>
      <text:p text:style-name="P15">Once created</text:p>
      <text:p text:style-name="P15">Your deployment is Complete &gt; Got to resource</text:p>
      <text:p text:style-name="P15">Configure Networks for public access</text:p>
      <text:p text:style-name="P15">Click Save</text:p>
      <text:p text:style-name="P15"/>
      <text:p text:style-name="P15">Go to Database and Access connection strings area.</text:p>
      <text:p text:style-name="P15">Copy the ADO.NET (SQL Authentication) string</text:p>
      <text:p text:style-name="P15">Home</text:p>
      <text:p text:style-name="P15">App Service</text:p>
      <text:p text:style-name="P15">Environment Variables</text:p>
      <text:p text:style-name="P15">Connection Strings</text:p>
      <text:p text:style-name="P15">Add the connection string (as it appears on your application)</text:p>
      <text:p text:style-name="P15">Type: Sql server</text:p>
      <text:p text:style-name="P15">Apply</text:p>
      <text:p text:style-name="P15">Apply</text:p>
      <text:p text:style-name="P15">Confirm</text:p>
      <text:p text:style-name="P15"/>
      <text:p text:style-name="P15">Now we go back to the deployed application, our application is live</text:p>
      <text:p text:style-name="P13"/>
      <text:p text:style-name="P13"/>
      <text:p text:style-name="P11">6. Continuous Integration with Azure <text:span text:style-name="T5">(CD/CI)</text:span></text:p>
      <text:p text:style-name="P11"/>
      <text:p text:style-name="P16">STEP 1</text:p>
      <text:p text:style-name="P17">Go to deployment center in Azure portal</text:p>
      <text:p text:style-name="P17">Settings &gt; Source &gt; Github</text:p>
      <text:p text:style-name="P17">Sign in to Github account</text:p>
      <text:p text:style-name="P18"><text:span text:style-name="T6">After setting this up: </text:span>When you commit, will create a github workflow, will push to repository, kick off our workflow, and deploy to Azure</text:p>
      <text:p text:style-name="P18"/>
      <text:p text:style-name="P17">Select, Organization, Repository, Branch – main, every time you commit to main branch</text:p>
      <text:p text:style-name="P17"/>
      <text:p text:style-name="P17">Deployment slots: for development, production, you can swap</text:p>
      <text:p text:style-name="P17"/>
      <text:p text:style-name="P17">Every time we make a commit, its going to deploy to Azure</text:p>
      <text:p text:style-name="P17"/>
      <text:p text:style-name="P17">It will create in a folder in github will create a workflow, it will run a number of jobs</text:p>
      <text:p text:style-name="P17">- Checkout github repository</text:p>
      <text:p text:style-name="P17">- set up .net core</text:p>
      <text:p text:style-name="P17">- build our app</text:p>
      <text:p text:style-name="P17">- publish our app</text:p>
      <text:p text:style-name="P17">- upload the artifacts for the deployment job</text:p>
      <text:p text:style-name="P17">- deploy to azure</text:p>
      <text:p text:style-name="P17"/>
      <text:p text:style-name="P17">Then we save</text:p>
      <text:p text:style-name="P17"/>
      <text:p text:style-name="P16">STEP 2</text:p>
      <text:p text:style-name="P17">Go to github, go to the repo you are working on, go to Actions, you will see the workflow</text:p>
      <text:p text:style-name="P17">and you can see what’s going on live</text:p>
      <text:p text:style-name="P17"><text:soft-page-break/></text:p>
      <text:p text:style-name="P16">STEP 3</text:p>
      <text:p text:style-name="P19">Remember to include appsettings.json (the production file) which contains the keys </text:p>
      <text:p text:style-name="P19">-<text:span text:style-name="T6">which is not a good idea to include that file -</text:span></text:p>
      <text:p text:style-name="P19">OR</text:p>
      <text:p text:style-name="P17">In Azure go to Environment Variables we need</text:p>
      <text:p text:style-name="P17">Add Tokenkey and <text:span text:style-name="T6">Add </text:span>CloudinarySettings<text:span text:style-name="T6">__ApiKey and CloudinarySettings__ApiSecret</text:span></text:p>
      <text:p text:style-name="P20">Apply, Confirm</text:p>
      <text:p text:style-name="P20"/>
      <text:p text:style-name="P21">STEP 4</text:p>
      <text:p text:style-name="P21">Do a git pull to obtain locally the workflow Azure created</text:p>
      <text:p text:style-name="P21"/>
      <text:p text:style-name="P21">Add the code to set up node.js </text:p>
      <text:p text:style-name="P21"/>
      <text:p text:style-name="P21">- name: Set up node.js</text:p>
      <text:p text:style-name="P21">- uses: <text:a xlink:type="simple" xlink:href="mailto:actions/setup-node@v3" text:style-name="Internet_20_link" text:visited-style-name="Visited_20_Internet_20_Link">actions/setup-node@v3</text:a></text:p>
      <text:p text:style-name="P21">- with:</text:p>
      <text:p text:style-name="P21"><text:tab/>node-version: ‘20’</text:p>
      <text:p text:style-name="P21"/>
      <text:p text:style-name="P21"/>
      <text:p text:style-name="P21">- name: Install Angular CLI</text:p>
      <text:p text:style-name="P21"><text:s text:c="2"/>run: npm install -g @angular/cli@17</text:p>
      <text:p text:style-name="P21"/>
      <text:p text:style-name="P21">- name: Install deps and build angular app</text:p>
      <text:p text:style-name="P21"><text:s/>run: |</text:p>
      <text:p text:style-name="P21"><text:s text:c="2"/>cd client</text:p>
      <text:p text:style-name="P21"><text:s text:c="2"/>npm install</text:p>
      <text:p text:style-name="P21"><text:s text:c="2"/>ng build</text:p>
      <text:p text:style-name="P21"/>
      <text:p text:style-name="P21">// this will build our angular app and put the results of that into our API folder inside the wwwroot folder</text:p>
      <text:p text:style-name="P21"/>
      <text:p text:style-name="P21">// so any changes we make to our angular app will be deployed</text:p>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3T14:11:00.057368800</meta:creation-date>
    <dc:date>2025-07-03T17:45:44.543695200</dc:date>
    <meta:editing-duration>PT1H18M46S</meta:editing-duration>
    <meta:editing-cycles>7</meta:editing-cycles>
    <meta:generator>LibreOffice/25.2.4.3$Windows_X86_64 LibreOffice_project/33e196637044ead23f5c3226cde09b47731f7e27</meta:generator>
    <meta:document-statistic meta:table-count="0" meta:image-count="0" meta:object-count="0" meta:page-count="6" meta:paragraph-count="186" meta:word-count="1101" meta:character-count="7213" meta:non-whitespace-character-count="6141"/>
  </office:meta>
</office:document-meta>
</file>